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Console" svg:font-family="'Lucida Console', Monaco, monospace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0">
      <style:paragraph-properties fo:margin-top="0cm" fo:margin-bottom="0cm" loext:contextual-spacing="true"/>
      <style:text-properties officeooo:paragraph-rsid="00169173"/>
    </style:style>
    <style:style style:name="P2" style:family="paragraph" style:parent-style-name="List_20_Paragraph" style:list-style-name="WWNum30">
      <style:paragraph-properties fo:margin-top="0cm" fo:margin-bottom="0cm" loext:contextual-spacing="true"/>
      <style:text-properties officeooo:paragraph-rsid="0016ea92"/>
    </style:style>
    <style:style style:name="P3" style:family="paragraph" style:parent-style-name="List_20_Paragraph" style:list-style-name="WWNum30">
      <style:paragraph-properties fo:margin-top="0cm" fo:margin-bottom="0cm" loext:contextual-spacing="true"/>
      <style:text-properties officeooo:paragraph-rsid="00180211"/>
    </style:style>
    <style:style style:name="P4" style:family="paragraph" style:parent-style-name="List_20_Paragraph" style:list-style-name="WWNum30">
      <style:paragraph-properties fo:margin-top="0cm" fo:margin-bottom="0cm" loext:contextual-spacing="true"/>
      <style:text-properties fo:font-size="10pt" officeooo:paragraph-rsid="001a1113" style:font-size-asian="10pt" style:font-size-complex="10pt"/>
    </style:style>
    <style:style style:name="P5" style:family="paragraph" style:parent-style-name="List_20_Paragraph" style:list-style-name="WWNum30">
      <style:paragraph-properties fo:margin-top="0cm" fo:margin-bottom="0cm" loext:contextual-spacing="true"/>
      <style:text-properties fo:font-size="10pt" officeooo:paragraph-rsid="0023e0ac" style:font-size-asian="10pt" style:font-size-complex="10pt"/>
    </style:style>
    <style:style style:name="P6" style:family="paragraph" style:parent-style-name="List_20_Paragraph" style:list-style-name="WWNum30">
      <style:paragraph-properties fo:margin-top="0cm" fo:margin-bottom="0cm" loext:contextual-spacing="true"/>
      <style:text-properties fo:font-size="10pt" officeooo:paragraph-rsid="0024391c" style:font-size-asian="10pt" style:font-size-complex="10pt"/>
    </style:style>
    <style:style style:name="P7" style:family="paragraph" style:parent-style-name="List_20_Paragraph" style:list-style-name="WWNum30">
      <style:paragraph-properties fo:margin-top="0cm" fo:margin-bottom="0cm" loext:contextual-spacing="true"/>
      <style:text-properties fo:font-size="10pt" officeooo:paragraph-rsid="00246bb8" style:font-size-asian="10pt" style:font-size-complex="10pt"/>
    </style:style>
    <style:style style:name="P8" style:family="paragraph" style:parent-style-name="List_20_Paragraph">
      <style:paragraph-properties fo:margin-top="0cm" fo:margin-bottom="0cm" loext:contextual-spacing="true"/>
      <style:text-properties officeooo:rsid="001a1113" officeooo:paragraph-rsid="001a1113"/>
    </style:style>
    <style:style style:name="P9" style:family="paragraph" style:parent-style-name="List_20_Paragraph" style:list-style-name="WWNum30">
      <style:paragraph-properties fo:margin-top="0cm" fo:margin-bottom="0cm" loext:contextual-spacing="true"/>
      <style:text-properties officeooo:rsid="001a1113" officeooo:paragraph-rsid="001d34b2"/>
    </style:style>
    <style:style style:name="P10" style:family="paragraph" style:parent-style-name="List_20_Paragraph" style:list-style-name="WWNum30">
      <style:paragraph-properties fo:margin-top="0cm" fo:margin-bottom="0cm" loext:contextual-spacing="true"/>
      <style:text-properties officeooo:rsid="001a1113" officeooo:paragraph-rsid="00201cc3"/>
    </style:style>
    <style:style style:name="P11" style:family="paragraph" style:parent-style-name="List_20_Paragraph">
      <style:paragraph-properties fo:margin-top="0cm" fo:margin-bottom="0cm" loext:contextual-spacing="true"/>
      <style:text-properties officeooo:rsid="001a1113" officeooo:paragraph-rsid="00201cc3"/>
    </style:style>
    <style:style style:name="P12" style:family="paragraph" style:parent-style-name="List_20_Paragraph" style:list-style-name="WWNum30">
      <style:paragraph-properties fo:margin-top="0cm" fo:margin-bottom="0cm" loext:contextual-spacing="true"/>
      <style:text-properties officeooo:rsid="0021e8c7" officeooo:paragraph-rsid="0021e8c7"/>
    </style:style>
    <style:style style:name="P13" style:family="paragraph" style:parent-style-name="List_20_Paragraph">
      <style:paragraph-properties fo:margin-top="0cm" fo:margin-bottom="0cm" loext:contextual-spacing="true"/>
      <style:text-properties officeooo:rsid="0021e8c7" officeooo:paragraph-rsid="0021e8c7"/>
    </style:style>
    <style:style style:name="P14" style:family="paragraph" style:parent-style-name="List_20_Paragraph">
      <style:paragraph-properties fo:margin-top="0cm" fo:margin-bottom="0cm" loext:contextual-spacing="true"/>
      <style:text-properties officeooo:rsid="0021e8c7" officeooo:paragraph-rsid="0023b71a"/>
    </style:style>
    <style:style style:name="P15" style:family="paragraph" style:parent-style-name="List_20_Paragraph">
      <style:paragraph-properties fo:margin-top="0cm" fo:margin-bottom="0cm" loext:contextual-spacing="true"/>
      <style:text-properties officeooo:rsid="0023b71a" officeooo:paragraph-rsid="0023b71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370e6" style:font-size-asian="10pt" style:font-size-complex="10pt"/>
    </style:style>
    <style:style style:name="T3" style:family="text">
      <style:text-properties fo:font-size="10pt" officeooo:rsid="0023b71a" style:font-size-asian="10pt" style:font-size-complex="10pt"/>
    </style:style>
    <style:style style:name="T4" style:family="text">
      <style:text-properties fo:font-size="10pt" officeooo:rsid="0023e0ac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style:font-name="Consolas" fo:font-size="10pt" style:font-size-asian="10pt" style:font-name-complex="Consolas1" style:font-size-complex="10pt"/>
    </style:style>
    <style:style style:name="T7" style:family="text">
      <style:text-properties officeooo:rsid="0023e0ac"/>
    </style:style>
    <style:style style:name="T8" style:family="text">
      <style:text-properties officeooo:rsid="0024391c"/>
    </style:style>
    <style:style style:name="T9" style:family="text">
      <style:text-properties officeooo:rsid="00246b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0615044" text:style-name="WWNum30">
        <text:list-item>
          <text:p text:style-name="P1"><text:span text:style-name="T1">(30) O que seria necessário para que o processador no anexo fosse capaz de executar a instrução </text:span><text:span text:style-name="T5">BGEZ</text:span><text:span text:style-name="T1">? Especifique as alterações de multiplexação e indique que subsistemas deverão ser alterados.</text:span></text:p>
          <text:p text:style-name="P1"><text:span text:style-name="T1">??</text:span></text:p>
        </text:list-item>
        <text:list-item>
          <text:p text:style-name="P2"><text:span text:style-name="T1">(30) O que seria necessário para que o processador no anexo fosse capaz de executar a instrução </text:span><text:span text:style-name="T5">jr </text:span><text:span text:style-name="T1">(considere que a sintaxe de jr seja: </text:span><text:span text:style-name="T6">100001 sssss xxxxx xxxxx 00000 xxxxxx</text:span><text:span text:style-name="T1"> e que o registrador que contêm o endereço para o salto seja jr $rs)? Especifique as alterações de multiplexação e indique que subsistemas deverão ser alterados. Desenhe as alterações necessárias no diagrama do processador em anexo.</text:span></text:p>
          <text:p text:style-name="P2"><text:span text:style-name="T1">??</text:span></text:p>
        </text:list-item>
        <text:list-item>
          <text:p text:style-name="P3"><text:span text:style-name="T1">(30) O que seria necessário para que o processador no anexo fosse capaz de executar a instrução </text:span><text:span text:style-name="T5">JAL</text:span><text:span text:style-name="T1">? Especifique as alterações de multiplexação e possíveis sinais de controle adicionais e indique que subsistemas deverão ser alterados.</text:span></text:p>
        </text:list-item>
      </text:list>
      <text:p text:style-name="P8"><text:span text:style-name="T1"><text:s text:c="7"/>??</text:span></text:p>
      <text:list xml:id="list172519458475984" text:continue-numbering="true" text:style-name="WWNum30">
        <text:list-item>
          <text:p text:style-name="P10"><text:span text:style-name="T1">(25) Descreva textualmente como funciona </text:span></text:p>
          <text:p text:style-name="P10"><text:span text:style-name="T1">o processo de execução da instrução </text:span><text:span text:style-name="T5">SW $S0, $44,($S1)</text:span><text:span text:style-name="T1">.</text:span></text:p>
          <text:p text:style-name="P12"><text:span text:style-name="T1">1)Text Memory recebe o endereço da instrução.</text:span></text:p>
          <text:p text:style-name="P12"><text:span text:style-name="T1">2)Text Memory gera o conteúdo do endereço da instrução, ou seja, o código da instrução.</text:span></text:p>
          <text:p text:style-name="P12"><text:span text:style-name="T1">3)Reg File recebe r1(s1), r2(s0)</text:span></text:p>
        </text:list-item>
      </text:list>
      <text:p text:style-name="P13"><text:span text:style-name="T1"><text:s text:c="7"/>4)Reg File gera dr1(17) e dr2(16) </text:span></text:p>
      <text:p text:style-name="P14"><text:span text:style-name="T1"><text:s text:c="7"/></text:span><text:span text:style-name="T3">5)regWrite recebe 0 do controle</text:span></text:p>
      <text:p text:style-name="P15"><text:span text:style-name="T3"><text:s text:c="7"/>6</text:span><text:span text:style-name="T1">)alu_src recebe 1 do controle</text:span></text:p>
      <text:p text:style-name="P14"><text:span text:style-name="T1"><text:s text:c="7"/>5)ULA recebe dr1(17) e a constante 44</text:span></text:p>
      <text:p text:style-name="P13"><text:span text:style-name="T1"><text:s text:c="7"/>6)</text:span><text:span text:style-name="T2">A ULA soma </text:span><text:span text:style-name="T1">dr1 com 44 = </text:span><text:span text:style-name="T2">61</text:span></text:p>
      <text:p text:style-name="P15"><text:span text:style-name="T2"><text:s text:c="7"/>7</text:span><text:span text:style-name="T1">)Data Memory recebe A (61) e Din(dr2)</text:span></text:p>
      <text:p text:style-name="P15"><text:span text:style-name="T1"><text:s text:c="7"/>8)mem2reg recebe </text:span><text:span text:style-name="T4">0</text:span><text:span text:style-name="T1"> do controle</text:span></text:p>
      <text:p text:style-name="P15"><text:span text:style-name="T1"><text:s text:c="7"/>9) Com isso, o valor de $s0 é salvo no endereço de $s1+44;</text:span></text:p>
      <text:p text:style-name="P11"><text:span text:style-name="T1"><text:tab/></text:span></text:p>
      <text:list xml:id="list172520449127650" text:continue-numbering="true" text:style-name="WWNum30">
        <text:list-header>
          <text:p text:style-name="P10"><text:span text:style-name="T1"><text:s/>A seguir marque no esquemático do processador o fluxo </text:span></text:p>
          <text:p text:style-name="P10"><text:span text:style-name="T1">da informação indicando os valores dos sinais.</text:span></text:p>
          <text:p text:style-name="P9"><text:span text:style-name="T1"/></text:p>
        </text:list-header>
        <text:list-item>
          <text:p text:style-name="P6">(25) Considere que o processador apresentado no anexo desta prova acaba de recuperar da memória a próxima instrução a ser executada. </text:p>
          <text:p text:style-name="P6">A instrução em questão é EA1000FF: <text:s text:c="2"/>SWC2 $s0 0x00FF $s0 <text:s text:c="10"/><text:span text:style-name="T7">1110 1010 0010 0000 0000 0000 1111 1111</text:span> </text:p>
          <text:p text:style-name="P5">Considere ainda que o registrador $S0 contém o valor EDDA40DA: <text:s/><text:span text:style-name="T8">1110 1101 1101 1010 0100 0000 1101 1010</text:span></text:p>
          <text:p text:style-name="P6">Qual será o valor dos sinais </text:p>
          <text:p text:style-name="P6">REGDEST: <text:span text:style-name="T9">1</text:span></text:p>
          <text:p text:style-name="P6">ALUSRC: <text:span text:style-name="T9">1</text:span></text:p>
          <text:p text:style-name="P6">MEMTOREG (M2R): <text:span text:style-name="T9">0</text:span></text:p>
          <text:p text:style-name="P6">JUMP: <text:span text:style-name="T9">0</text:span></text:p>
          <text:p text:style-name="P6">BRANCH: <text:span text:style-name="T9">0</text:span></text:p>
          <text:p text:style-name="P6">REGWR: <text:span text:style-name="T9">0</text:span></text:p>
          <text:p text:style-name="P7">MEMRD: <text:span text:style-name="T9">0</text:span></text:p>
          <text:p text:style-name="P7">MEMWR: <text:span text:style-name="T9">1</text:span></text:p>
          <text:p text:style-name="P7">e qual valor estará armazenado em $S0 ao término da execução da instrução: EDDA40DA </text:p>
          <text:p text:style-name="P5"/>
          <text:p text:style-name="P5"/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Console" svg:font-family="'Lucida Console', Monaco, monospace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top="0.423cm" fo:margin-bottom="0.106cm" loext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15:41:33.689922445</meta:creation-date>
    <meta:generator>LibreOffice/6.3.3.2.0$Linux_X86_64 LibreOffice_project/efd344762d9d19af2cac84c1651e18355008a6ed</meta:generator>
    <dc:date>2019-11-18T17:24:10.865457839</dc:date>
    <meta:editing-duration>PT49M39S</meta:editing-duration>
    <meta:editing-cycles>13</meta:editing-cycles>
    <meta:document-statistic meta:table-count="0" meta:image-count="0" meta:object-count="0" meta:page-count="1" meta:paragraph-count="35" meta:word-count="348" meta:character-count="2090" meta:non-whitespace-character-count="1696"/>
  </office:meta>
</office:document-meta>
</file>